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1d67d" officeooo:paragraph-rsid="0011d6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ze Control</text:p>
      <text:p text:style-name="P1"/>
      <text:p text:style-name="P1">Para el Project Manager, EL control del tamaño es un trabajo tecnico y en parte un trabajo de gestión manejable.Estudia a los usuarios y sus aplicaciones <text:s/>para ajustar el tamaño del sistema que puede ofrecer.</text:p>
      <text:p text:style-name="P1"/>
      <text:p text:style-name="P1">La primera moraleja es clara: Establecer presupuestos totales de tamaño, así como los presupuestos en el espacio residente ; presupuestos establecidos de respaldo de las tiendas accesibles, así como en los tamaños.</text:p>
      <text:p text:style-name="P1"/>
      <text:p text:style-name="P1">Así que la segundo moraleja también es clara: Definir exactamente lo que un módulo debe hacer cuando se especifica lo grande que debe ser.</text:p>
      <text:p text:style-name="P1"/>
      <text:p text:style-name="P1">Una tercera y más profunda lección muestra a través de estos proyectos .que era lo suficientemente grande y la gestión de la comunicación lo suficientemente pobres para provocar que muchos miembros del equipo se vieran a sí mismos como los concursantes , y no como constructores la fabricación de productos de programa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leg PEralta</meta:initial-creator>
    <meta:creation-date>2016-02-01T17:47:55.345098700</meta:creation-date>
    <meta:generator>LibreOffice/4.4.7.2$Linux_X86_64 LibreOffice_project/40$Build-2</meta:generator>
    <dc:date>2016-02-01T18:00:54.711063571</dc:date>
    <dc:creator>Faleg PEralta</dc:creator>
    <meta:editing-duration>PT12M59S</meta:editing-duration>
    <meta:editing-cycles>1</meta:editing-cycles>
    <meta:document-statistic meta:table-count="0" meta:image-count="0" meta:object-count="0" meta:page-count="1" meta:paragraph-count="5" meta:word-count="145" meta:character-count="895" meta:non-whitespace-character-count="754"/>
  </office:meta>
</office:document-meta>
</file>